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ae915" officeooo:paragraph-rsid="001ae915"/>
    </style:style>
    <style:style style:name="P2" style:family="paragraph" style:parent-style-name="Text_20_body">
      <style:text-properties officeooo:rsid="001ae915" officeooo:paragraph-rsid="001cad90"/>
    </style:style>
    <style:style style:name="P3" style:family="paragraph" style:parent-style-name="Standard">
      <style:text-properties officeooo:rsid="001ae915" officeooo:paragraph-rsid="001ae915"/>
    </style:style>
    <style:style style:name="T1" style:family="text">
      <style:text-properties fo:font-style="normal" officeooo:rsid="005436bc" style:font-style-asian="normal" style:font-style-complex="normal"/>
    </style:style>
    <style:style style:name="T2" style:family="text">
      <style:text-properties fo:font-style="normal" officeooo:rsid="0052c5a2" style:font-style-asian="normal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a xlink:type="simple" xlink:href="https://theintercept.com/2014/02/10/the-nsas-secret-role/" text:style-name="Internet_20_link" text:visited-style-name="Visited_20_Internet_20_Link">https://theintercept.com/2014/02/10/the-nsas-secret-role/</text:a></text:p>
      <text:p text:style-name="P1"/>
      <text:p text:style-name="P1"><text:a xlink:type="simple" xlink:href="https://theintercept.com/2015/05/08/u-s-government-designated-prominent-al-jazeera-journalist-al-qaeda-member-put-watch-list/" text:style-name="Internet_20_link" text:visited-style-name="Visited_20_Internet_20_Link">https://theintercept.com/2015/05/08/u-s-government-designated-prominent-al-jazeera-journalist-al-qaeda-member-put-watch-list/</text:a></text:p>
      <text:p text:style-name="P1"/>
      <text:p text:style-name="P1"/>
      <text:p text:style-name="P1"><text:a xlink:type="simple" xlink:href="http://blog.echen.me/2011/03/14/laymans-introduction-to-random-forests/" text:style-name="Internet_20_link" text:visited-style-name="Visited_20_Internet_20_Link">http://blog.echen.me/2011/03/14/laymans-introduction-to-random-forests/</text:a></text:p>
      <text:p text:style-name="P1"/>
      <text:p text:style-name="P1"><text:a xlink:type="simple" xlink:href="http://www.listendata.com/2014/11/random-forest-with-r.html" text:style-name="Internet_20_link" text:visited-style-name="Visited_20_Internet_20_Link">http://www.listendata.com/2014/11/random-forest-with-r.html</text:a></text:p>
      <text:p text:style-name="P1"/>
      <text:p text:style-name="P1"><text:a xlink:type="simple" xlink:href="https://www.linkedin.com/pulse/explain-randomforest-machine-learning-algorithm-like-you-charpy" text:style-name="Internet_20_link" text:visited-style-name="Visited_20_Internet_20_Link">https://www.linkedin.com/pulse/explain-randomforest-machine-learning-algorithm-like-you-charpy</text:a></text:p>
      <text:p text:style-name="P1"/>
      <text:p text:style-name="P2"><text:span text:style-name="Emphasis"><text:span text:style-name="T1"><text:s/></text:span></text:span><text:a xlink:type="simple" xlink:href="https://en.wikipedia.org/wiki/Bias–variance_tradeoff" text:style-name="Internet_20_link" text:visited-style-name="Visited_20_Internet_20_Link"><text:span text:style-name="Emphasis"><text:span text:style-name="T2">https://en.wikipedia.org/wiki/Bias%E2%80%93variance_tradeoff</text:span></text:span></text:a>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4T12:57:55.049317851</meta:creation-date>
    <dc:date>2016-11-28T20:05:04.393624025</dc:date>
    <meta:editing-duration>PT36M15S</meta:editing-duration>
    <meta:editing-cycles>3</meta:editing-cycles>
    <meta:generator>LibreOffice/5.1.4.2$Linux_x86 LibreOffice_project/10m0$Build-2</meta:generator>
    <meta:document-statistic meta:table-count="0" meta:image-count="0" meta:object-count="0" meta:page-count="1" meta:paragraph-count="6" meta:word-count="6" meta:character-count="467" meta:non-whitespace-character-count="466"/>
  </office:meta>
</office:document-meta>
</file>